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text-properties fo:font-variant="normal" fo:text-transform="none" fo:color="#212529" loext:opacity="100%" style:font-name="Open Sans" fo:font-size="12pt" fo:letter-spacing="normal" fo:font-style="normal" fo:font-weight="bold" officeooo:rsid="000e10b5" officeooo:paragraph-rsid="000e10b5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Heading_20_4">
      <style:paragraph-properties fo:line-height="120%"/>
      <style:text-properties fo:font-weight="bold"/>
    </style:style>
    <style:style style:name="P5" style:family="paragraph" style:parent-style-name="Standard">
      <style:text-properties officeooo:rsid="000e10b5" officeooo:paragraph-rsid="000e10b5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officeooo:rsid="000e10b5"/>
    </style:style>
    <style:style style:name="T2" style:family="text">
      <style:text-properties fo:color="#052025" loext:opacity="100%"/>
    </style:style>
    <style:style style:name="T3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4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T5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6" style:family="text">
      <style:text-properties officeooo:rsid="000e10b5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3c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baaa daaaa</text:p>
      <text:p text:style-name="P5"/>
      <text:p text:style-name="P5"><text:a xlink:type="simple" xlink:href="https://platon.campograndeformacion.com/mod/quiz/view.php?id=26237" text:style-name="Internet_20_link" text:visited-style-name="Visited_20_Internet_20_Link"><text:span text:style-name="T4">MF0952. Test de Evaluación Tema 4</text:span></text:a> </text:p>
      <text:h text:style-name="P3" text:outline-level="3">Pregunta 1</text:h>
      <text:section text:style-name="Sect1" text:name="question-1160-1">
        <text:p text:style-name="P8">¿Qué es la herramienta Lighthouse?</text:p>
        <text:section text:style-name="Sect1" text:name="q1160:1_answer0_label">
          <text:p text:style-name="P8"><text:span text:style-name="T1">*a.</text:span>Es una herramienta con la que puede obtener un informe detallado sobre todos los aspectos de la web</text:p>
        </text:section>
        <text:section text:style-name="Sect1" text:name="q1160:1_answer1_label">
          <text:p text:style-name="P9"><text:span text:style-name="T5">b.</text:span>Es una herramienta con la que puede depurar código JavaScript</text:p>
        </text:section>
        <text:section text:style-name="Sect1" text:name="q1160:1_answer2_label">
          <text:p text:style-name="P9"><text:span text:style-name="T5">c.</text:span>Con esta herramienta puede visualizar cómo gestiona la web los recursos y el uso de la memoria que requiere</text:p>
        </text:section>
        <text:section text:style-name="Sect1" text:name="q1160:1_answer3_label">
          <text:p text:style-name="P9"><text:span text:style-name="T5">d.</text:span>Con esta herramienta puede ver y filtrar los mensajes que la página web gestiona a nivel interno</text:p>
        </text:section>
        <text:p text:style-name="P7"><draw:frame draw:style-name="fr1" draw:name="Marco2" text:anchor-type="char" svg:width="0.041cm" draw:z-index="0"><draw:text-box fo:min-height="0.041cm"><text:h text:style-name="P4" text:outline-level="4">Retroalimentación</text:h></draw:text-box></draw:frame>¡Correcto! Esta herramienta la puede encontrar en Ópera.</text:p>
      </text:section>
      <text:section text:style-name="Sect1" text:name="question-1160-2">
        <text:h text:style-name="P1" text:outline-level="3">Pregunta 2</text:h>
        <text:p text:style-name="P8">¿En qué navegador puede encontrar la herramienta de vista 3D?</text:p>
        <text:section text:style-name="Sect1" text:name="q1160:2_answer0_label">
          <text:p text:style-name="P8"><text:span text:style-name="T1">a.</text:span>En Mozilla Firefox</text:p>
        </text:section>
        <text:section text:style-name="Sect1" text:name="q1160:2_answer1_label">
          <text:p text:style-name="P9"><text:span text:style-name="T6">*</text:span><text:span text:style-name="T5">b.</text:span>En Microsoft Edge</text:p>
        </text:section>
        <text:section text:style-name="Sect1" text:name="q1160:2_answer2_label">
          <text:p text:style-name="P9"><text:span text:style-name="T5">c.</text:span>En Ópera</text:p>
        </text:section>
        <text:section text:style-name="Sect1" text:name="q1160:2_answer3_label">
          <text:p text:style-name="P9"><text:span text:style-name="T5">d.</text:span>En Brave</text:p>
        </text:section>
        <text:p text:style-name="P7"><draw:frame draw:style-name="fr1" draw:name="Marco4" text:anchor-type="char" svg:width="0.041cm" draw:z-index="1"><draw:text-box fo:min-height="0.041cm"><text:h text:style-name="P4" text:outline-level="4">Retroalimentación</text:h></draw:text-box></draw:frame>¡Correcta! Con esta herramienta puede seleccionar cada capa del elemento de la web.</text:p>
      </text:section>
      <text:section text:style-name="Sect1" text:name="question-1160-3">
        <text:h text:style-name="P1" text:outline-level="3">Pregunta 3</text:h>
        <text:p text:style-name="P8">¿Qué es el Inspector que se encuentra en el navegador de Mozilla Firefox?</text:p>
        <text:section text:style-name="Sect1" text:name="q1160:3_answer0_label">
          <text:p text:style-name="P8"><text:span text:style-name="T1">*a.</text:span>Es la herramienta para inspeccionar el código y modificarlo para crear un diseño funcional</text:p>
        </text:section>
        <text:section text:style-name="Sect1" text:name="q1160:3_answer1_label">
          <text:p text:style-name="P9"><text:span text:style-name="T5">b.</text:span>Es una herramienta que inspecciona el tráfico de usuarios por la web</text:p>
        </text:section>
        <text:section text:style-name="Sect1" text:name="q1160:3_answer2_label">
          <text:p text:style-name="P9"><text:span text:style-name="T5">c.</text:span>Inspecciona la usabilidad de la web</text:p>
        </text:section>
        <text:section text:style-name="Sect1" text:name="q1160:3_answer3_label">
          <text:p text:style-name="P9"><text:span text:style-name="T5">d.</text:span>Inspecciona la eficiencia del diseño gráfico de la web</text:p>
        </text:section>
        <text:p text:style-name="P7"><draw:frame draw:style-name="fr1" draw:name="Marco6" text:anchor-type="char" svg:width="0.041cm" draw:z-index="2"><draw:text-box fo:min-height="0.041cm"><text:h text:style-name="P4" text:outline-level="4">Retroalimentación</text:h></draw:text-box></draw:frame>¡Correcto! Esta herramienta es muy útil cuando quiera depurar código.</text:p>
      </text:section>
      <text:section text:style-name="Sect1" text:name="question-1160-4">
        <text:h text:style-name="P1" text:outline-level="3">Pregunta 4</text:h>
        <text:p text:style-name="P8">¿Qué significa depurar el código?</text:p>
        <text:section text:style-name="Sect1" text:name="q1160:4_answer0_label">
          <text:p text:style-name="P8"><text:span text:style-name="T1">*a.</text:span>Significa encontrar y corregir fallos en el código fuente de un programa</text:p>
        </text:section>
        <text:section text:style-name="Sect1" text:name="q1160:4_answer1_label">
          <text:p text:style-name="P9"><text:span text:style-name="T5">b.</text:span>Significa crear un código profesional</text:p>
        </text:section>
        <text:section text:style-name="Sect1" text:name="q1160:4_answer2_label">
          <text:p text:style-name="P9"><text:span text:style-name="T5">c.</text:span>Significa crear el código en el lenguaje más conveniente</text:p>
        </text:section>
        <text:section text:style-name="Sect1" text:name="q1160:4_answer3_label">
          <text:p text:style-name="P9"><text:span text:style-name="T5">d.</text:span>Significa utilizar un lenguaje de bajo nivel para crear la web</text:p>
        </text:section>
        <text:p text:style-name="P7"><draw:frame draw:style-name="fr1" draw:name="Marco8" text:anchor-type="char" svg:width="0.041cm" draw:z-index="3"><draw:text-box fo:min-height="0.041cm"><text:h text:style-name="P4" text:outline-level="4">Retroalimentación</text:h></draw:text-box></draw:frame>¡Correcto! Este proceso ayuda a eliminar errores y hacer que la web funcione correctamente.</text:p>
      </text:section>
      <text:section text:style-name="Sect1" text:name="question-1160-5">
        <text:h text:style-name="P1" text:outline-level="3"/>
        <text:h text:style-name="P2" text:outline-level="3">Pregunta 5</text:h>
        <text:p text:style-name="P8">¿Cuál de ellos es un criterio para conocer el grado de usabilidad de una web?</text:p>
        <text:section text:style-name="Sect1" text:name="q1160:5_answer0_label">
          <text:p text:style-name="P8"><text:span text:style-name="T1">*a.</text:span>Sencillez</text:p>
        </text:section>
        <text:section text:style-name="Sect1" text:name="q1160:5_answer1_label">
          <text:p text:style-name="P9"><text:span text:style-name="T5">b.</text:span>Estética</text:p>
        </text:section>
        <text:section text:style-name="Sect1" text:name="q1160:5_answer2_label">
          <text:p text:style-name="P9"><text:span text:style-name="T5">c.</text:span>Tráfico de usuarios</text:p>
        </text:section>
        <text:section text:style-name="Sect1" text:name="q1160:5_answer3_label">
          <text:p text:style-name="P9"><text:span text:style-name="T5">d.</text:span>Venta</text:p>
        </text:section>
        <text:p text:style-name="P7"><draw:frame draw:style-name="fr1" draw:name="Marco10" text:anchor-type="char" svg:width="0.041cm" draw:z-index="4"><draw:text-box fo:min-height="0.041cm"><text:h text:style-name="P4" text:outline-level="4">Retroalimentación</text:h></draw:text-box></draw:frame>¡Correcto! Se debe diseñar con un estilo limpio, ordenado y eficiente.</text:p>
      </text:section>
      <text:section text:style-name="Sect1" text:name="question-1160-6">
        <text:h text:style-name="P1" text:outline-level="3">Pregunta 6</text:h>
        <text:p text:style-name="P8">¿Qué requisito es indispensable para mantener una calidad mínima en una web?</text:p>
        <text:section text:style-name="Sect1" text:name="q1160:6_answer0_label">
          <text:p text:style-name="P8"><text:span text:style-name="T1">a.</text:span>La facilidad de navegación</text:p>
        </text:section>
        <text:section text:style-name="Sect1" text:name="q1160:6_answer1_label">
          <text:p text:style-name="P9"><text:span text:style-name="T5">b.</text:span>Tener el mejor servidor</text:p>
        </text:section>
        <text:section text:style-name="Sect1" text:name="q1160:6_answer2_label">
          <text:p text:style-name="P9"><text:span text:style-name="T5">c.</text:span>Tener un diseño muy dinámico</text:p>
        </text:section>
        <text:section text:style-name="Sect1" text:name="q1160:6_answer3_label">
          <text:p text:style-name="P9"><text:span text:style-name="T6">*</text:span><text:span text:style-name="T5">d.</text:span>Actualizarla</text:p>
        </text:section>
        <text:p text:style-name="P7"><draw:frame draw:style-name="fr1" draw:name="Marco12" text:anchor-type="char" svg:width="0.041cm" draw:z-index="5"><draw:text-box fo:min-height="0.041cm"><text:h text:style-name="P4" text:outline-level="4">Retroalimentación</text:h></draw:text-box></draw:frame>¡Correcto! Hoy día esto se vuelve indispensable.</text:p>
      </text:section>
      <text:section text:style-name="Sect1" text:name="question-1160-7">
        <text:h text:style-name="P1" text:outline-level="3">Pregunta 7</text:h>
        <text:p text:style-name="P8">Los criterios de usabilidad son...</text:p>
        <text:section text:style-name="Sect1" text:name="q1160:7_answer0_label">
          <text:p text:style-name="P8"><text:span text:style-name="T1">*a.</text:span>5: compatibilidad, rapidez, sencillez, rastreabilidad y actualización</text:p>
        </text:section>
        <text:section text:style-name="Sect1" text:name="q1160:7_answer1_label">
          <text:p text:style-name="P9"><text:span text:style-name="T5">b.</text:span>Ninguno</text:p>
        </text:section>
        <text:section text:style-name="Sect1" text:name="q1160:7_answer2_label">
          <text:p text:style-name="P9"><text:span text:style-name="T5">c.</text:span>Aquellos que marcan los usuarios</text:p>
        </text:section>
        <text:section text:style-name="Sect1" text:name="q1160:7_answer3_label">
          <text:p text:style-name="P9"><text:span text:style-name="T5">d.</text:span>Los que deciden si una web es válida</text:p>
        </text:section>
        <text:p text:style-name="P7"><draw:frame draw:style-name="fr1" draw:name="Marco14" text:anchor-type="char" svg:width="0.041cm" draw:z-index="6"><draw:text-box fo:min-height="0.041cm"><text:h text:style-name="P4" text:outline-level="4">Retroalimentación</text:h></draw:text-box></draw:frame>¡Correcto! Estos criterios son los pilares básicos sobre los que se fundamenta una usabilidad de calidad.</text:p>
      </text:section>
      <text:section text:style-name="Sect1" text:name="question-1160-8">
        <text:h text:style-name="P1" text:outline-level="3">Pregunta 8</text:h>
        <text:p text:style-name="P8">Los navegadores solo texto...</text:p>
        <text:section text:style-name="Sect1" text:name="q1160:8_answer0_label">
          <text:p text:style-name="P8"><text:span text:style-name="T1">*a.</text:span>Ayudan a las personas con algún tipo de limitación a acceder a la información en Internet</text:p>
        </text:section>
        <text:section text:style-name="Sect1" text:name="q1160:8_answer1_label">
          <text:p text:style-name="P9"><text:span text:style-name="T5">b.</text:span>No tienen ninguna funcionalidad</text:p>
        </text:section>
        <text:section text:style-name="Sect1" text:name="q1160:8_answer2_label">
          <text:p text:style-name="P9"><text:span text:style-name="T5">c.</text:span>Ya quedaron desfasados</text:p>
        </text:section>
        <text:section text:style-name="Sect1" text:name="q1160:8_answer3_label">
          <text:p text:style-name="P9"><text:span text:style-name="T5">d.</text:span>Son muy comerciales</text:p>
        </text:section>
        <text:p text:style-name="P7"><draw:frame draw:style-name="fr1" draw:name="Marco16" text:anchor-type="char" svg:width="0.041cm" draw:z-index="7"><draw:text-box fo:min-height="0.041cm"><text:h text:style-name="P4" text:outline-level="4">Retroalimentación</text:h></draw:text-box></draw:frame>¡Correcto! Los navegadores tipo texto están especialmente pensados para ayudar a las personas con algún tipo de discapacidad a navegar y acceder a la información en internet.</text:p>
      </text:section>
      <text:section text:style-name="Sect1" text:name="question-1160-9">
        <text:h text:style-name="P1" text:outline-level="3"/>
        <text:h text:style-name="P2" text:outline-level="3">Pregunta 9</text:h>
        <text:p text:style-name="P8">¿Qué son los plugins?</text:p>
        <text:section text:style-name="Sect1" text:name="q1160:9_answer0_label">
          <text:p text:style-name="P8"><text:span text:style-name="T1">*a.</text:span>Son pequeños programas que se instalan en los navegadores para reproducir contenido específico</text:p>
        </text:section>
        <text:section text:style-name="Sect1" text:name="q1160:9_answer1_label">
          <text:p text:style-name="P9"><text:span text:style-name="T5">b.</text:span>Son pequeños programas que se instalan en los navegadores para reproducir solamente vídeos</text:p>
        </text:section>
        <text:section text:style-name="Sect1" text:name="q1160:9_answer2_label">
          <text:p text:style-name="P9"><text:span text:style-name="T5">c.</text:span>Son pequeños programas que se instalan en los navegadores para reproducir música exclusivamente</text:p>
        </text:section>
        <text:section text:style-name="Sect1" text:name="q1160:9_answer3_label">
          <text:p text:style-name="P9"><text:span text:style-name="T5">d.</text:span>Son pequeños programas que se instalan en los navegadores para evitar spam</text:p>
        </text:section>
        <text:p text:style-name="P7"><draw:frame draw:style-name="fr1" draw:name="Marco18" text:anchor-type="char" svg:width="0.041cm" draw:z-index="8"><draw:text-box fo:min-height="0.041cm"><text:h text:style-name="P4" text:outline-level="4">Retroalimentación</text:h></draw:text-box></draw:frame>¡Correcto! Los plugins ayudan a visualizar y reproducir contenido de todo tipo, dando dinamismo al contenido de una web.</text:p>
      </text:section>
      <text:section text:style-name="Sect1" text:name="question-1160-10">
        <text:h text:style-name="P1" text:outline-level="3">Pregunta 10</text:h>
        <text:section text:style-name="Sect1" text:name="yui_3_17_2_1_1692132163187_140">
          <text:p text:style-name="P10"><draw:frame draw:style-name="fr1" draw:name="Marco19" text:anchor-type="char" svg:width="0.041cm" draw:z-index="9"><draw:text-box fo:min-height="0.041cm"><text:h text:style-name="P4" text:outline-level="4">Enunciado de la pregunta</text:h></draw:text-box></draw:frame>¿Para qué sirve una Máquina Virtual?</text:p>
          <text:section text:style-name="Sect1" text:name="q1160:10_answer0_label">
            <text:p text:style-name="P8"><text:span text:style-name="T1">*a.</text:span>Para emular un entorno virtual en el que hacer pruebas con software que no tiene instalado en su equipo</text:p>
          </text:section>
          <text:section text:style-name="Sect1" text:name="q1160:10_answer1_label">
            <text:p text:style-name="P9"><text:span text:style-name="T5">b.</text:span>Para emular un entorno virtual para jugar a videojuegos</text:p>
          </text:section>
          <text:section text:style-name="Sect1" text:name="q1160:10_answer2_label">
            <text:p text:style-name="P9"><text:span text:style-name="T5">c.</text:span>Para emular una red social</text:p>
          </text:section>
          <text:section text:style-name="Sect1" text:name="q1160:10_answer3_label">
            <text:p text:style-name="P9"><text:span text:style-name="T5">d.</text:span>Para instalar un metaverso</text:p>
          </text:section>
          <text:section text:style-name="Sect2" text:name="yui_3_17_2_1_1692132163187_139">
            <text:section text:style-name="Sect1" text:name="yui_3_17_2_1_1692132163187_138">
              <text:section text:style-name="Sect1" text:name="yui_3_17_2_1_1692132163187_137">
                <text:p text:style-name="P13"><draw:frame draw:style-name="fr1" draw:name="Marco20" text:anchor-type="char" svg:width="0.041cm" draw:z-index="10"><draw:text-box fo:min-height="0.041cm"><text:h text:style-name="P4" text:outline-level="4">Retroalimentación</text:h></draw:text-box></draw:frame><text:span text:style-name="T2">¡Correcto! Una máquina virtual sirve para emular un entorno en el que hacer pruebas sin dañar su equipo físico.</text:span></text:p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22:41:14.968000000</meta:creation-date>
    <dc:date>2023-08-15T22:52:32.817000000</dc:date>
    <meta:editing-duration>PT11M18S</meta:editing-duration>
    <meta:editing-cycles>1</meta:editing-cycles>
    <meta:document-statistic meta:table-count="0" meta:image-count="0" meta:object-count="0" meta:page-count="3" meta:paragraph-count="83" meta:word-count="572" meta:character-count="3717" meta:non-whitespace-character-count="3227"/>
    <meta:generator>LibreOffice/7.5.0.3$Windows_X86_64 LibreOffice_project/c21113d003cd3efa8c53188764377a8272d9d6de</meta:generator>
  </office:meta>
</office:document-meta>
</file>